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4"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5" style:family="paragraph" style:parent-style-name="Standard">
      <style:paragraph-properties fo:margin-left="0cm" fo:margin-right="0cm" fo:line-height="150%" fo:text-indent="0cm" style:auto-text-indent="false"/>
      <style:text-properties officeooo:paragraph-rsid="0071d2c4"/>
    </style:style>
    <style:style style:name="P6" style:family="paragraph" style:parent-style-name="Standard">
      <style:paragraph-properties fo:line-height="150%"/>
      <style:text-properties officeooo:paragraph-rsid="0071d2c4"/>
    </style:style>
    <style:style style:name="P7" style:family="paragraph" style:parent-style-name="sub_20_judul">
      <style:paragraph-properties fo:line-height="150%"/>
      <style:text-properties style:font-name="Liberation Serif" fo:font-size="12pt" fo:font-weight="bold" officeooo:rsid="00210bb4" style:font-size-asian="12pt" style:font-weight-asian="bold" style:font-name-complex="Times New Roman1" style:font-size-complex="12pt" style:font-weight-complex="bold"/>
    </style:style>
    <style:style style:name="P8" style:family="paragraph" style:parent-style-name="sub_20_judul">
      <style:paragraph-properties fo:line-height="150%"/>
      <style:text-properties officeooo:paragraph-rsid="006e910d"/>
    </style:style>
    <style:style style:name="P9" style:family="paragraph" style:parent-style-name="sub_20_judul_20_A.1">
      <style:paragraph-properties fo:line-height="150%"/>
    </style:style>
    <style:style style:name="P10" style:family="paragraph" style:parent-style-name="List_20_Paragraph">
      <loext:graphic-properties draw:fill="none"/>
      <style:paragraph-properties fo:margin-left="0.751cm" fo:margin-right="0cm" fo:margin-top="0cm" fo:margin-bottom="0cm" loext:contextual-spacing="true" fo:line-height="150%" fo:text-align="justify" style:justify-single-word="false" fo:text-indent="-0.751cm" style:auto-text-indent="false" fo:background-color="transparent"/>
      <style:text-properties style:font-name="Times New Roman" fo:font-size="12pt" fo:font-weight="bold" officeooo:rsid="0061fd07" officeooo:paragraph-rsid="00760050" style:font-size-asian="12pt" style:font-weight-asian="bold" style:font-name-complex="Times New Roman1" style:font-size-complex="12pt"/>
    </style:style>
    <style:style style:name="P11" style:family="paragraph" style:parent-style-name="sub_20_judul_20_A.1_20_isi">
      <style:paragraph-properties fo:line-height="150%"/>
    </style:style>
    <style:style style:name="P12" style:family="paragraph" style:parent-style-name="sub_20_judul_20_A.1_20_isi">
      <style:paragraph-properties fo:line-height="150%"/>
      <style:text-properties officeooo:paragraph-rsid="007257f7"/>
    </style:style>
    <style:style style:name="P13" style:family="paragraph" style:parent-style-name="sub_20_judul_20_isi_20_A">
      <style:paragraph-properties fo:line-height="150%"/>
    </style:style>
    <style:style style:name="P14" style:family="paragraph" style:parent-style-name="sub_20_judul_20_isi_20_A">
      <style:paragraph-properties fo:line-height="150%"/>
      <style:text-properties officeooo:paragraph-rsid="007257f7"/>
    </style:style>
    <style:style style:name="P15" style:family="paragraph" style:parent-style-name="sub_20_judul_20_isi_20_a_29_">
      <style:paragraph-properties fo:line-height="150%"/>
      <style:text-properties officeooo:rsid="007257f7" officeooo:paragraph-rsid="007257f7"/>
    </style:style>
    <style:style style:name="P16" style:family="paragraph" style:parent-style-name="sub_20_judul_20_isi_20_a_29_">
      <style:paragraph-properties fo:line-height="150%"/>
    </style:style>
    <style:style style:name="P17"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18" style:family="paragraph" style:parent-style-name="sub_20_judul_20_a_29_">
      <style:paragraph-properties fo:line-height="150%"/>
    </style:style>
    <style:style style:name="P19"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officeooo:rsid="0020a122"/>
    </style:style>
    <style:style style:name="T3" style:family="text">
      <style:text-properties officeooo:rsid="0021e78b"/>
    </style:style>
    <style:style style:name="T4" style:family="text">
      <style:text-properties officeooo:rsid="00227556"/>
    </style:style>
    <style:style style:name="T5" style:family="text">
      <style:text-properties officeooo:rsid="0071d2c4"/>
    </style:style>
    <style:style style:name="T6" style:family="text">
      <style:text-properties officeooo:rsid="007257f7"/>
    </style:style>
    <style:style style:name="T7" style:family="text">
      <style:text-properties officeooo:rsid="006cfaf5"/>
    </style:style>
    <style:style style:name="T8" style:family="text">
      <style:text-properties officeooo:rsid="00743fee"/>
    </style:style>
    <style:style style:name="T9" style:family="text">
      <style:text-properties officeooo:rsid="00760050"/>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AB III</text:h>
      <text:h text:style-name="P3" text:outline-level="1">DESKRIPSI TEORITIK DAN KERANGKA BERPIKIR</text:h>
      <text:p text:style-name="P7"/>
      <text:p text:style-name="P8"><text:span text:style-name="T7">A. </text:span><text:span text:style-name="T1">Metode Perancangan Sistem</text:span></text:p>
      <text:p text:style-name="P13">Metode pengembangan yang digunakan adalah Open Source Software</text:p>
      <text:p text:style-name="P14">Development Process. Berikut tahapan yang dilakukan :</text:p>
      <text:p text:style-name="P9"><text:span text:style-name="T6">A.1 </text:span>Requirement</text:p>
      <text:p text:style-name="P11">Pada tahapan ini, peneliti sebagai developer utama melakukan kajian untuk menemukan kebutuhan dan spesifikasi dari distro yang akan dibangun. Dari hasil wawancara yang penelitilakukan dengan <text:span text:style-name="T2">pak # selaku dosen Kampus Sekolah Tinggi Komputer Insan Unggul Cilegon</text:span>. <text:span text:style-name="T2">Bapak # adalah dosen yang mengajar mata kuliah ## yang mewajibkan mahasiswa mengunakan sistem operasi berbasis Linux saat pelajaran nya berlangsung, jadi tidak bapak # sudah terbiasa mengunakan sistem operasi linux dan paham kebutuhan linux untuk mahasiswa.</text:span></text:p>
      <text:p text:style-name="P9"><text:span text:style-name="T6">A.2 </text:span>Design</text:p>
      <text:p text:style-name="P12">Pada tahapan ini, peneliti menuangkan hasil kajian peneliti ke dalam bentuk disain. Dimana disain tersebut akan menjadi blueprint dari distro <text:span text:style-name="T2">ubos</text:span>. Secara garis besar, tahapan design dibagi menjadi dua tahapan, yaitu perencanaan dan pemodelan.</text:p>
      <text:p text:style-name="P19"><text:span text:style-name="T6"><text:s/>a) </text:span>Spesifikasi Distro</text:p>
      <text:p text:style-name="P17">Tahap ini berupa perencanaan mengenai distro yang akan dibuat, teknik pembuatan yang akan digunakan, dalam hal ini peneliti menggunakan metode <text:span text:style-name="T2">remaster</text:span>, serta hasil akhir yang akan didistribusikan kepada pengguna.</text:p>
      <text:p text:style-name="P18"><text:span text:style-name="T6">b) </text:span>Disain <text:span text:style-name="T2">Tampilan Desktop Environment</text:span></text:p>
      <text:p text:style-name="P15">Tahap ini berupa perancangan tampilan yang akan ada didistro ubos, ubos mengambil Desktop Environment yang akan sedikit diubah untuk icon dan thema.</text:p>
      <text:p text:style-name="P18"><text:span text:style-name="T6">c) </text:span>Disain <text:span text:style-name="T2">Tampilan proses penginstallan</text:span></text:p>
      <text:p text:style-name="P16">Tahap ini berupa perancangan tampilan slide ketika proses penginstallan berlangsung, slide akan berismi beberapa hal tentang ubos dan fitur-fitur yang ada di dalam sistem operasi ubos.</text:p>
      <text:p text:style-name="P11"><text:soft-page-break/></text:p>
      <text:p text:style-name="P9"><text:span text:style-name="T6">A.3 </text:span>Implementation</text:p>
      <text:p text:style-name="P11">Pada tahapan ini, peneliti menerapkan disain yang sudah dibuat ke dalam bentuk distro. Dalam tahapan ini, sumber daya yang peneliti gunakan adalah:</text:p>
      <text:p text:style-name="P11">1. <text:span text:style-name="T5">Laptop </text:span></text:p>
      <text:p text:style-name="P11">Processor <text:tab/>: Intel Pentium B960 @ 2x 2.2GHz</text:p>
      <text:p text:style-name="P11">RAM <text:tab/><text:tab/>: <text:span text:style-name="T5">4</text:span> GB</text:p>
      <text:p text:style-name="P11">Hard Disk <text:tab/>: <text:span text:style-name="T5">30</text:span> GB</text:p>
      <text:p text:style-name="P11">OS <text:tab/><text:tab/>: <text:span text:style-name="T5">Ubuntu Server 16.04 LTS</text:span></text:p>
      <text:p text:style-name="P11">2. Koneksi internet.</text:p>
      <text:p text:style-name="P11"/>
      <text:p text:style-name="P11">Berikut tahapan implementasi yang peneliti lakukan dalam pembuatan distro <text:span text:style-name="T6">Ubos</text:span>:</text:p>
      <text:p text:style-name="P11">1. Persiapan Lingkungan Kerja</text:p>
      <text:p text:style-name="P11">2. <text:span text:style-name="T3">Penyesuaian kernel</text:span></text:p>
      <text:p text:style-name="P11">3. Modifikasi Desktop Environment</text:p>
      <text:p text:style-name="P11">4. <text:span text:style-name="T4">Modifikasi Ubiquity</text:span></text:p>
      <text:p text:style-name="P11">5. Penambahan program standar pada sistem operasi xubuntu 16.04</text:p>
      <text:p text:style-name="P11">6. Pengurangan program standar pada <text:s/>sistem operasi xubuntu 16.04</text:p>
      <text:p text:style-name="P6"/>
      <text:p text:style-name="sub_20_judul_20_A.1"><text:span text:style-name="T8">A.4 </text:span>Test</text:p>
      <text:p text:style-name="sub_20_judul_20_A.1_20_isi">Tahap selanjutnya dilakukan pengujian atau testing secara keseluruhan dari distro yang telah dibuat. Testing terhadap distro dilakukan dengan menggunakan metode <text:span text:style-name="T4">virtualisasi mengunakan virtualbox</text:span>. Adapun yang melakukan pengujian terhadap aplikasi adalah <text:span text:style-name="T4">mengunakan metode live mode</text:span>.</text:p>
      <text:p text:style-name="P6"/>
      <text:p text:style-name="sub_20_judul_20_A.1"><text:span text:style-name="T8">A.5 </text:span>Deployment</text:p>
      <text:p text:style-name="sub_20_judul_20_A.1_20_isi">Tahap berikutnya adalah menyebarkan distro yang telah diuji kepada pengguna baik melalui internet, maupun secara langsung melalui komunitas. Dalam hal ini peneliti langsung menyebarkan distro yang telah dibuat kepada pengguna, serta membuat <text:span text:style-name="T4">akun github yang nanti nya file iso dapat di download dengan mudah.</text:span></text:p>
      <text:p text:style-name="sub_20_judul_20_A.1"><text:soft-page-break/><text:span text:style-name="T4">A.6 </text:span>Maintenance</text:p>
      <text:p text:style-name="sub_20_judul_20_A.1_20_isi">yang peneliti gunakan adalah <text:span text:style-name="T4">d</text:span>alam laporan ini, peneliti tidak membahas sampai tahap maintenance, karena proses maintenance dalam metode Open Source Software Development Process berada pada ruang lingkup komunitas dan pengguna.</text:p>
      <text:p text:style-name="P5"/>
      <text:p text:style-name="P10"><text:span text:style-name="T9">B. </text:span>Analisis Sistem Berja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 style:display-name="sub judul"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7cm" fo:margin-right="0cm"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text-align="justify" style:justify-single-word="false"/>
    </style:style>
    <style:style style:name="sub_20_judul_20_a_29_" style:display-name="sub judul a)" style:family="paragraph" style:master-page-name="">
      <style:paragraph-properties fo:margin-left="1.199cm" fo:margin-right="0cm"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Halaman_20_ISI" style:display-name="Halaman ISI" style:page-layout-name="Mpm8">
      <style:header>
        <text:p text:style-name="MP1"><text:page-number text:select-page="current">6</text:page-number></text:p>
      </style:header>
    </style:master-page>
    <style:master-page style:name="Halaman_20_BAB" style:display-name="Halaman BAB" style:page-layout-name="Mpm9" style:next-style-name="Halaman_20_ISI">
      <style:header>
        <text:p text:style-name="Header"/>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05-14T22:16:24.601305307</dc:date>
    <meta:editing-duration>PT1H50M23S</meta:editing-duration>
    <meta:editing-cycles>29</meta:editing-cycles>
    <meta:generator>LibreOffice/6.0.3.2$Linux_X86_64 LibreOffice_project/00m0$Build-2</meta:generator>
    <meta:document-statistic meta:table-count="0" meta:image-count="0" meta:object-count="0" meta:page-count="3" meta:paragraph-count="39" meta:word-count="441" meta:character-count="3115" meta:non-whitespace-character-count="2704"/>
  </office:meta>
</office:document-meta>
</file>